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paragraph-rsid="0007e15e"/>
    </style:style>
    <style:style style:name="P2" style:family="paragraph" style:parent-style-name="Standard">
      <style:text-properties officeooo:rsid="0007e15e" officeooo:paragraph-rsid="0007e15e"/>
    </style:style>
    <style:style style:name="P3" style:family="paragraph" style:parent-style-name="Standard">
      <style:text-properties officeooo:rsid="0007e15e" officeooo:paragraph-rsid="000f929e"/>
    </style:style>
    <style:style style:name="P4" style:family="paragraph" style:parent-style-name="Standard">
      <style:text-properties officeooo:rsid="00093357" officeooo:paragraph-rsid="000a2139"/>
    </style:style>
    <style:style style:name="P5" style:family="paragraph" style:parent-style-name="Standard">
      <style:text-properties officeooo:rsid="000bbc8c" officeooo:paragraph-rsid="000bbc8c"/>
    </style:style>
    <style:style style:name="P6" style:family="paragraph" style:parent-style-name="Standard">
      <style:text-properties officeooo:rsid="000bbc8c" officeooo:paragraph-rsid="000cc027"/>
    </style:style>
    <style:style style:name="P7" style:family="paragraph" style:parent-style-name="Standard">
      <style:text-properties fo:font-weight="bold" officeooo:rsid="0007e15e" officeooo:paragraph-rsid="0007e15e" style:font-weight-asian="bold" style:font-weight-complex="bold"/>
    </style:style>
    <style:style style:name="P8" style:family="paragraph" style:parent-style-name="Standard">
      <style:text-properties fo:font-weight="bold" officeooo:rsid="000a2139" officeooo:paragraph-rsid="000a2139" style:font-weight-asian="bold" style:font-weight-complex="bold"/>
    </style:style>
    <style:style style:name="P9" style:family="paragraph" style:parent-style-name="Standard">
      <style:text-properties fo:font-weight="bold" officeooo:rsid="000cc027" officeooo:paragraph-rsid="000cc027" style:font-weight-asian="bold" style:font-weight-complex="bold"/>
    </style:style>
    <style:style style:name="P10" style:family="paragraph" style:parent-style-name="Standard">
      <style:text-properties fo:font-weight="bold" officeooo:rsid="000bbc8c" officeooo:paragraph-rsid="000bbc8c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text-properties fo:font-weight="bold" officeooo:rsid="000dda5c" officeooo:paragraph-rsid="000dda5c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0dda5c" officeooo:paragraph-rsid="001037a8" style:font-weight-asian="bold" style:font-weight-complex="bold"/>
    </style:style>
    <style:style style:name="P14" style:family="paragraph" style:parent-style-name="Standard">
      <style:text-properties fo:font-weight="bold" officeooo:rsid="000f929e" officeooo:paragraph-rsid="000f929e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0fc917" officeooo:paragraph-rsid="000fc917" style:font-weight-asian="bold" style:font-weight-complex="bold"/>
    </style:style>
    <style:style style:name="P16" style:family="paragraph" style:parent-style-name="Standard">
      <style:text-properties fo:font-weight="bold" officeooo:rsid="001038f9" officeooo:paragraph-rsid="001038f9" style:font-weight-asian="bold" style:font-weight-complex="bold"/>
    </style:style>
    <style:style style:name="P17" style:family="paragraph" style:parent-style-name="Standard">
      <style:text-properties fo:font-weight="bold" officeooo:rsid="00163a76" officeooo:paragraph-rsid="00163a76" style:font-weight-asian="bold" style:font-weight-complex="bold"/>
    </style:style>
    <style:style style:name="P18" style:family="paragraph" style:parent-style-name="Standard">
      <style:text-properties fo:font-weight="bold" officeooo:rsid="00123440" officeooo:paragraph-rsid="00123440" style:font-weight-asian="bold" style:font-weight-complex="bold"/>
    </style:style>
    <style:style style:name="P19" style:family="paragraph" style:parent-style-name="Standard">
      <style:text-properties officeooo:rsid="000cc027" officeooo:paragraph-rsid="000cc027"/>
    </style:style>
    <style:style style:name="P20" style:family="paragraph" style:parent-style-name="Standard">
      <style:text-properties officeooo:rsid="000dda5c" officeooo:paragraph-rsid="000dda5c"/>
    </style:style>
    <style:style style:name="P21" style:family="paragraph" style:parent-style-name="Standard">
      <style:text-properties fo:font-weight="normal" officeooo:rsid="000dda5c" officeooo:paragraph-rsid="000dda5c" style:font-weight-asian="normal" style:font-weight-complex="normal"/>
    </style:style>
    <style:style style:name="P22" style:family="paragraph" style:parent-style-name="Standard">
      <style:text-properties fo:font-weight="normal" officeooo:rsid="000dda5c" officeooo:paragraph-rsid="000f929e" style:font-weight-asian="normal" style:font-weight-complex="normal"/>
    </style:style>
    <style:style style:name="P23" style:family="paragraph" style:parent-style-name="Standard">
      <style:text-properties fo:font-weight="normal" officeooo:rsid="000f929e" officeooo:paragraph-rsid="000f929e" style:font-weight-asian="normal" style:font-weight-complex="normal"/>
    </style:style>
    <style:style style:name="P24" style:family="paragraph" style:parent-style-name="Standard">
      <style:text-properties fo:font-weight="normal" officeooo:rsid="000fc917" officeooo:paragraph-rsid="000fc917" style:font-weight-asian="normal" style:font-weight-complex="normal"/>
    </style:style>
    <style:style style:name="P25" style:family="paragraph" style:parent-style-name="Standard">
      <style:text-properties fo:font-weight="normal" officeooo:rsid="000fc917" officeooo:paragraph-rsid="001037a8" style:font-weight-asian="normal" style:font-weight-complex="normal"/>
    </style:style>
    <style:style style:name="P26" style:family="paragraph" style:parent-style-name="Standard">
      <style:text-properties fo:font-weight="normal" officeooo:rsid="001037a8" officeooo:paragraph-rsid="001037a8" style:font-weight-asian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weight="normal" officeooo:rsid="001037a8" officeooo:paragraph-rsid="001037a8" style:font-weight-asian="normal" style:font-weight-complex="normal"/>
    </style:style>
    <style:style style:name="P28" style:family="paragraph" style:parent-style-name="Standard">
      <style:text-properties fo:font-weight="normal" officeooo:rsid="001038f9" officeooo:paragraph-rsid="001038f9" style:font-weight-asian="normal" style:font-weight-complex="normal"/>
    </style:style>
    <style:style style:name="P29" style:family="paragraph" style:parent-style-name="Standard">
      <style:text-properties fo:font-weight="normal" officeooo:rsid="00123440" officeooo:paragraph-rsid="00123440" style:font-weight-asian="normal" style:font-weight-complex="normal"/>
    </style:style>
    <style:style style:name="P30" style:family="paragraph" style:parent-style-name="Standard">
      <style:text-properties fo:font-weight="normal" officeooo:rsid="00123440" officeooo:paragraph-rsid="00163a76" style:font-weight-asian="normal" style:font-weight-complex="normal"/>
    </style:style>
    <style:style style:name="P31" style:family="paragraph" style:parent-style-name="Standard">
      <style:text-properties fo:font-weight="normal" officeooo:rsid="0013fe35" officeooo:paragraph-rsid="0013fe35" style:font-weight-asian="normal" style:font-weight-complex="normal"/>
    </style:style>
    <style:style style:name="P32" style:family="paragraph" style:parent-style-name="Standard">
      <style:text-properties officeooo:rsid="001037a8" officeooo:paragraph-rsid="001037a8"/>
    </style:style>
    <style:style style:name="P33" style:family="paragraph" style:parent-style-name="Preformatted_20_Text">
      <style:text-properties officeooo:paragraph-rsid="000bbc8c"/>
    </style:style>
    <style:style style:name="P34" style:family="paragraph" style:parent-style-name="Standard" style:list-style-name="L1">
      <style:text-properties officeooo:paragraph-rsid="00093357"/>
    </style:style>
    <style:style style:name="P35" style:family="paragraph" style:parent-style-name="Standard" style:list-style-name="L1">
      <style:text-properties officeooo:rsid="0007e15e" officeooo:paragraph-rsid="00093357"/>
    </style:style>
    <style:style style:name="P36" style:family="paragraph" style:parent-style-name="Standard" style:list-style-name="L1">
      <style:text-properties officeooo:rsid="00093357" officeooo:paragraph-rsid="00093357"/>
    </style:style>
    <style:style style:name="P37" style:family="paragraph" style:parent-style-name="Standard">
      <style:text-properties fo:font-weight="bold" officeooo:rsid="000f929e" officeooo:paragraph-rsid="000f929e" style:font-weight-asian="bold" style:font-weight-complex="bold"/>
    </style:style>
    <style:style style:name="P38" style:family="paragraph" style:parent-style-name="Standard">
      <style:text-properties fo:font-weight="bold" officeooo:rsid="000cc027" officeooo:paragraph-rsid="000cc027" style:font-weight-asian="bold" style:font-weight-complex="bold"/>
    </style:style>
    <style:style style:name="P39" style:family="paragraph" style:parent-style-name="Standard">
      <style:text-properties fo:font-weight="bold" officeooo:rsid="000dda5c" officeooo:paragraph-rsid="000dda5c" style:font-weight-asian="bold" style:font-weight-complex="bold"/>
    </style:style>
    <style:style style:name="P40" style:family="paragraph" style:parent-style-name="Standard">
      <style:text-properties officeooo:rsid="000f929e" officeooo:paragraph-rsid="000f929e"/>
    </style:style>
    <style:style style:name="P41" style:family="paragraph" style:parent-style-name="Standard">
      <style:text-properties officeooo:rsid="000cc027" officeooo:paragraph-rsid="000cc027"/>
    </style:style>
    <style:style style:name="P42" style:family="paragraph" style:parent-style-name="Standard">
      <style:text-properties fo:font-weight="normal" officeooo:rsid="00163a76" officeooo:paragraph-rsid="00163a76" style:font-weight-asian="normal" style:font-weight-complex="normal"/>
    </style:style>
    <style:style style:name="P43" style:family="paragraph" style:parent-style-name="Standard">
      <style:text-properties fo:font-weight="normal" officeooo:rsid="0013fe35" officeooo:paragraph-rsid="001779a3" style:font-weight-asian="normal" style:font-weight-complex="normal"/>
    </style:style>
    <style:style style:name="T1" style:family="text">
      <style:text-properties officeooo:rsid="0007e15e"/>
    </style:style>
    <style:style style:name="T2" style:family="text">
      <style:text-properties officeooo:rsid="00093357"/>
    </style:style>
    <style:style style:name="T3" style:family="text">
      <style:text-properties officeooo:rsid="000a2139"/>
    </style:style>
    <style:style style:name="T4" style:family="text">
      <style:text-properties officeooo:rsid="000bbc8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bbc8c" style:font-style-asian="italic" style:font-style-complex="italic"/>
    </style:style>
    <style:style style:name="T7" style:family="text">
      <style:text-properties officeooo:rsid="000cc02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3fe35" style:font-weight-asian="bold" style:font-weight-complex="bold"/>
    </style:style>
    <style:style style:name="T10" style:family="text">
      <style:text-properties officeooo:rsid="000dda5c"/>
    </style:style>
    <style:style style:name="T11" style:family="text">
      <style:text-properties officeooo:rsid="000f929e"/>
    </style:style>
    <style:style style:name="T12" style:family="text">
      <style:text-properties officeooo:rsid="001037a8"/>
    </style:style>
    <style:style style:name="T13" style:family="text">
      <style:text-properties officeooo:rsid="001038f9"/>
    </style:style>
    <style:style style:name="T14" style:family="text">
      <style:text-properties officeooo:rsid="00123440"/>
    </style:style>
    <style:style style:name="T15" style:family="text">
      <style:text-properties officeooo:rsid="0013fe35"/>
    </style:style>
    <style:style style:name="T16" style:family="text">
      <style:text-properties officeooo:rsid="0015cfb1"/>
    </style:style>
    <style:style style:name="T17" style:family="text">
      <style:text-properties officeooo:rsid="00163a76"/>
    </style:style>
    <style:style style:name="T18" style:family="text">
      <style:text-properties officeooo:rsid="001779a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log programs consist of comments and period terminated terms.</text:p>
      <text:p text:style-name="P2"/>
      <text:p text:style-name="P10">Comments</text:p>
      <text:p text:style-name="Preformatted_20_Text"><text:span text:style-name="Source_20_Text">% end of line comment</text:span></text:p>
      <text:p text:style-name="Preformatted_20_Text"><text:span text:style-name="Source_20_Text"><text:span text:style-name="T6">/</text:span></text:span><text:span text:style-name="Source_20_Text"><text:span text:style-name="T5">* C style comment *</text:span></text:span><text:span text:style-name="Source_20_Text"><text:span text:style-name="T6">/</text:span></text:span></text:p>
      <text:p text:style-name="Preformatted_20_Text"><text:span text:style-name="Source_20_Text"><text:span text:style-name="T4">/</text:span></text:span><text:span text:style-name="Source_20_Text">** invokes the structured comment mechanism, pldoc *</text:span><text:span text:style-name="Source_20_Text"><text:span text:style-name="T4">/</text:span></text:span></text:p>
      <text:p text:style-name="P33"><text:span text:style-name="Source_20_Text"><text:span text:style-name="T4">%! so does this</text:span></text:span></text:p>
      <text:p text:style-name="P33"><text:span text:style-name="Source_20_Text"><text:span text:style-name="T4">%% so does this</text:span></text:span></text:p>
      <text:p text:style-name="Preformatted_20_Text"><text:span text:style-name="Source_20_Text"/></text:p>
      <text:p text:style-name="P11"/>
      <text:p text:style-name="P14">Special</text:p>
      <text:p text:style-name="P21"><text:span text:style-name="T11">colon, </text:span>period, <text:span text:style-name="T11">parens, comment chars, quasiquote delimiters, [] (empty list)</text:span></text:p>
      <text:p text:style-name="P29">! <text:s/>is "Cut", discard choice points.</text:p>
      <text:p text:style-name="P22"/>
      <text:p text:style-name="P13">Terms</text:p>
      <text:p text:style-name="P27">Every <text:span text:style-name="T13">unique </text:span>term has a different place in standard sort order.</text:p>
      <text:p text:style-name="P27"><text:span text:style-name="Variable">Variables &lt; Numbers &lt; Strings &lt; Atoms &lt; Compound Terms</text:span></text:p>
      <text:p text:style-name="P7"><text:span text:style-name="T12"><text:s/></text:span>Atoms</text:p>
      <text:p text:style-name="P3">Fundamental <text:span text:style-name="T2">keyword like atomic </text:span>object. </text:p>
      <text:p text:style-name="P3">print out as themselves<text:span text:style-name="T7">, so most string constants</text:span></text:p>
      <text:list xml:id="list1981026538" text:style-name="L1">
        <text:list-item>
          <text:p text:style-name="P35">Any sequence of letters, numbers, and _ that starts with a lowercase letter</text:p>
        </text:list-item>
        <text:list-item>
          <text:p text:style-name="P34"><text:span text:style-name="T1">any sequence of specials, from</text:span><text:span text:style-name="Source_20_Text"><text:span text:style-name="T1"> #$&amp;*+-./:&lt;=&gt;?@\^~</text:span></text:span><text:span text:style-name="T1"> (also lots of unicode characters!)</text:span></text:p>
        </text:list-item>
        <text:list-item>
          <text:p text:style-name="P36">Any sequence of characters between single quotes, with escapes like \n \<text:span text:style-name="Source_20_Text">’</text:span><text:span text:style-name="T4">The quotes only exist at read time</text:span></text:p>
        </text:list-item>
      </text:list>
      <text:p text:style-name="P4"><text:span text:style-name="Source_20_Text"><text:span text:style-name="T3">by_convention_atoms_are_like_this</text:span></text:span></text:p>
      <text:p text:style-name="P4"><text:span text:style-name="Source_20_Text"/></text:p>
      <text:p text:style-name="P8">Variables</text:p>
      <text:p text:style-name="P5">Thing whose value may or may not be known. More like ‘unknowns’ from algebra class.</text:p>
      <text:p text:style-name="P5">Variables sequence of upper and lowercase letters and underscores.<text:span text:style-name="T7"> Start with uppercase letter.</text:span></text:p>
      <text:p text:style-name="P19"><text:span text:style-name="Source_20_Text">ByConventionVariablesAreCamelCase</text:span></text:p>
      <text:p text:style-name="P19"><text:span text:style-name="Source_20_Text"/></text:p>
      <text:p text:style-name="P14">Underscore</text:p>
      <text:p text:style-name="P40">Special variable, each underscore gives a new variable whose binding is discarded. _X is an ordinary variable, but it's value is not reported in the top level.</text:p>
      <text:p text:style-name="P5"/>
      <text:p text:style-name="P9">Codes String</text:p>
      <text:p text:style-name="P19">pre 7.0 and in many books, anything in double quotes. Now anything in back quotes.</text:p>
      <text:p text:style-name="P19">Only exist at read time - become a <text:span text:style-name="T8">list</text:span> of integer utf-8 code points.</text:p>
      <text:p text:style-name="Preformatted_20_Text"><text:span text:style-name="Source_20_Text">?- X = `hello`.</text:span></text:p>
      <text:p text:style-name="Preformatted_20_Text"><text:span text:style-name="Source_20_Text">X = [104, 101, 108, 108, 111].</text:span></text:p>
      <text:p text:style-name="Preformatted_20_Text"><text:span text:style-name="Source_20_Text"/></text:p>
      <text:p text:style-name="P9">Real String</text:p>
      <text:p text:style-name="P19">Introduced with rev. 7.0, <text:s/>non-interned "real" strings, stored compactly.</text:p>
      <text:p text:style-name="P6"/>
      <text:p text:style-name="P9">Integer</text:p>
      <text:p text:style-name="P19">Integers up to <draw:frame draw:style-name="fr1" draw:name="Object1" text:anchor-type="as-char" svg:y="-0.1744in" svg:width="0.3917in" svg:height="0.2102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0">, <text:s/>0'a ascii value of a, 0xFF</text:span></text:p>
      <text:p text:style-name="P19"/>
      <text:p text:style-name="P12">Float</text:p>
      <text:p text:style-name="P20"/>
      <text:p text:style-name="P12">Rational</text:p>
      <text:p text:style-name="P20">?- X is 22 rdiv 7.</text:p>
      <text:p text:style-name="P20">X = 22 rdiv 7.</text:p>
      <text:p text:style-name="P20">?- X is 8 rdiv 2.</text:p>
      <text:p text:style-name="P20">X = 4.</text:p>
      <text:p text:style-name="P20"/>
      <text:p text:style-name="P20"><text:soft-page-break/></text:p>
      <text:p text:style-name="P20"/>
      <text:p text:style-name="P20"/>
      <text:p text:style-name="P20"/>
      <text:p text:style-name="P12">Compound</text:p>
      <text:p text:style-name="P20">like C structs. Can be called.</text:p>
      <text:p text:style-name="P20">&lt;atom&gt; <text:span text:style-name="T8">(</text:span> &lt;term&gt; , &lt;term&gt;, ...<text:span text:style-name="T8">)</text:span></text:p>
      <text:p text:style-name="P23">Compounds can be written as prefix, infix, postfix, or distfix operators by defining operators.</text:p>
      <text:p text:style-name="P23">Thus</text:p>
      <text:p text:style-name="Preformatted_20_Text"><text:span text:style-name="Source_20_Text">?- write_canonical(2 + 3).</text:span></text:p>
      <text:p text:style-name="Preformatted_20_Text"><text:span text:style-name="Source_20_Text">+(2,3)</text:span></text:p>
      <text:p text:style-name="P12"/>
      <text:p text:style-name="P14">List</text:p>
      <text:p text:style-name="P23">convert to a list of compounds at read time. [] is special. pre 7.0 was '.'(a,[]).</text:p>
      <text:p text:style-name="Preformatted_20_Text">?- X = '[|]'(a,[]).</text:p>
      <text:p text:style-name="Preformatted_20_Text">X = [a].</text:p>
      <text:p text:style-name="Preformatted_20_Text"/>
      <text:p text:style-name="P32">Lists can have a 'rest' section that unifies with the remainder of list</text:p>
      <text:p text:style-name="Preformatted_20_Text">?- [A, B | C] = [a,b,c,d].</text:p>
      <text:p text:style-name="Preformatted_20_Text">A = a,</text:p>
      <text:p text:style-name="Preformatted_20_Text">B = b,</text:p>
      <text:p text:style-name="Preformatted_20_Text">C = [c, d].</text:p>
      <text:p text:style-name="P32"/>
      <text:p text:style-name="P32">The univ operator <text:s text:c="2"/>=.. <text:s/>converts between lists and compounds</text:p>
      <text:p text:style-name="Preformatted_20_Text">?- some_compound(a, foo(b)) =.. X.</text:p>
      <text:p text:style-name="Preformatted_20_Text">X = [some_compound, a, foo(b)].</text:p>
      <text:p text:style-name="P23"/>
      <text:p text:style-name="P14">Dicts</text:p>
      <text:p text:style-name="P23">Added 7.0,</text:p>
      <text:p text:style-name="P23">&lt;tag_atom&gt;{ &lt;key_atom&gt; : &lt;term&gt; , ... }</text:p>
      <text:p text:style-name="P23">key-value store. <text:s/>Has some special syntax for extracting values.</text:p>
      <text:p text:style-name="P23"/>
      <text:p text:style-name="P15">Operators (abbrev. list)</text:p>
      <text:p text:style-name="P24"/>
      <text:p text:style-name="P24">?- not an operator, the prompt for the interactor</text:p>
      <text:p text:style-name="P24">:- <text:s/>"Neck", the right side implies the left<text:span text:style-name="T12">. As a prefix operator, is a directive.</text:span></text:p>
      <text:p text:style-name="P29">--&gt; <text:s text:c="2"/>DCG - definite clause grammars use this instead of neck.</text:p>
      <text:p text:style-name="P24">= <text:s/>Unify</text:p>
      <text:p text:style-name="P24">== can unify - don't do it, just succeed if you can </text:p>
      <text:p text:style-name="P24">=:= numerically equal</text:p>
      <text:p text:style-name="P24">=\= numerically unequal</text:p>
      <text:p text:style-name="P24">\= <text:s/>cannot unify</text:p>
      <text:p text:style-name="P24">=&lt; , &lt; , &gt; , &gt;= inequality ops (note that &lt;= <text:s/>and =&gt; not defined)</text:p>
      <text:p text:style-name="P24">-&gt; <text:s text:c="2"/>if <text:s/>(this is more like C's ?: operator, beginners should avoid)</text:p>
      <text:p text:style-name="P25">; <text:s text:c="4"/>disjunction (OR) <text:s/>- also best avoided by beginners<text:span text:style-name="T12">- note that conjunction binds more tightly than disjunction, so</text:span></text:p>
      <text:p text:style-name="P26"><text:s text:c="16"/>something(),</text:p>
      <text:p text:style-name="P26"><text:s text:c="16"/>( <text:s/></text:p>
      <text:p text:style-name="P26"><text:s text:c="29"/>try_a()</text:p>
      <text:p text:style-name="P26"><text:s text:c="17"/>;</text:p>
      <text:p text:style-name="P26"><text:s text:c="29"/>try_b()</text:p>
      <text:p text:style-name="P26"><text:s text:c="16"/>),</text:p>
      <text:p text:style-name="P26"><text:s text:c="16"/>something_else()</text:p>
      <text:p text:style-name="P26">, <text:s text:c="5"/>conjunction (AND) </text:p>
      <text:p text:style-name="P28"><text:s text:c="12"/>(a,b,c) is a so called 'round list', it's a list of ','(a,','(b,c)) - avoid unless you're making a directive</text:p>
      <text:p text:style-name="P26"><text:soft-page-break/>=@=, @&lt; etc. <text:s text:c="2"/>compare standard order</text:p>
      <text:p text:style-name="P28">-,/, = <text:s/>have other meanings, but also often used to make key-value pairs</text:p>
      <text:p text:style-name="P28">+ - <text:s/>* / &lt;&lt; ^<text:span text:style-name="T15"> <text:s text:c="2"/>arithmetic is evaluated by the </text:span><text:span text:style-name="T9">is </text:span><text:span text:style-name="T15">operator, not the </text:span><text:span text:style-name="T9">=</text:span><text:span text:style-name="T15"> operator</text:span></text:p>
      <text:p text:style-name="P28">mod, rem <text:s text:c="2"/>remainder</text:p>
      <text:p text:style-name="P28">rdiv <text:s text:c="2"/>rational division</text:p>
      <text:p text:style-name="P28">div <text:s text:c="3"/>integer division</text:p>
      <text:p text:style-name="P28">dynamic, meta_predicate, etc - many directives are defined as operators, so one can write</text:p>
      <text:p text:style-name="P28">:- dynamic foo/2,bar/3.</text:p>
      <text:p text:style-name="P29">:&lt; sub dict unification</text:p>
      <text:p text:style-name="P29">&gt;:&lt; dict unification</text:p>
      <text:p text:style-name="P31">#= <text:s/>#&lt; <text:s/>etc <text:s text:c="4"/>These are constraint operators</text:p>
      <text:p text:style-name="P28"/>
      <text:p text:style-name="P16">Signatures</text:p>
      <text:p text:style-name="P28">&lt;name&gt;/&lt;arity&gt;</text:p>
      <text:p text:style-name="P28">&lt;module&gt;:&lt;name&gt;/&lt;arity&gt;</text:p>
      <text:p text:style-name="P28">&lt;name<text:span text:style-name="T16">&gt;</text:span>//&lt;arity&gt; <text:s text:c="3"/>- a DCG with arity semantic<text:span text:style-name="T14"> arguments. </text:span></text:p>
      <text:p text:style-name="P28"/>
      <text:p text:style-name="P18"><text:span text:style-name="T17">C</text:span>ommon predicates</text:p>
      <text:p text:style-name="P43"><text:span text:style-name="T18">lists <text:s/>- </text:span>member/2<text:span text:style-name="T18"> <text:s/>length/2 append/3, append/2, </text:span></text:p>
      <text:p text:style-name="P31">append/3</text:p>
      <text:p text:style-name="P31">is<text:span text:style-name="T17">/2</text:span></text:p>
      <text:p text:style-name="P42">call/1, call/n</text:p>
      <text:p text:style-name="P30"/>
      <text:p text:style-name="P17">Help</text:p>
      <text:p text:style-name="P29">doc_server(5000). <text:s/>Starts localhost server that serves docs.</text:p>
      <text:p text:style-name="P29">The swi-prolog website http://swi-prolog.org</text:p>
      <text:p text:style-name="P29"/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left="0.0799in" fo:margin-right="0in" fo:margin-top="0in" fo:margin-bottom="0in" loext:contextual-spacing="false" fo:text-indent="0in" style:auto-text-indent="tru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7e15e"/>
    </style:style>
    <style:style style:name="MT1" style:family="text">
      <style:text-properties officeooo:rsid="0007e15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Prolog Cheat Sheet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3:39:22.215961367</meta:creation-date>
    <dc:date>2018-12-10T20:07:36.181695122</dc:date>
    <meta:editing-duration>PT42M34S</meta:editing-duration>
    <meta:editing-cycles>8</meta:editing-cycles>
    <meta:generator>LibreOffice/6.0.6.2$Linux_X86_64 LibreOffice_project/00m0$Build-2</meta:generator>
    <meta:document-statistic meta:table-count="0" meta:image-count="0" meta:object-count="1" meta:page-count="3" meta:paragraph-count="109" meta:word-count="655" meta:character-count="4009" meta:non-whitespace-character-count="3256"/>
  </office:meta>
</office:document-meta>
</file>

<file path=Object 1/content.xml><?xml version="1.0" encoding="utf-8"?>
<math xmlns="http://www.w3.org/1998/Math/MathML" display="block">
  <semantics>
    <msup>
      <mn>2</mn>
      <mrow>
        <mn>3</mn>
        <mo stretchy="false">+</mo>
        <msup>
          <mn>2</mn>
          <mn>32</mn>
        </msup>
      </mrow>
    </msup>
    <annotation encoding="StarMath 5.0">2^{ 3+2^{32}}</annotation>
  </semantics>
</math>
</file>